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296cm"/>
    </style:style>
    <style:style style:name="Table1.B" style:family="table-column">
      <style:table-column-properties style:column-width="7.699cm"/>
    </style:style>
    <style:style style:name="Table1.C" style:family="table-column">
      <style:table-column-properties style:column-width="8.017cm"/>
    </style:style>
    <style:style style:name="Table1.1" style:family="table-row">
      <style:table-row-properties style:min-row-height="0.503cm"/>
    </style:style>
    <style:style style:name="Table1.A1" style:family="table-cell">
      <style:table-cell-properties fo:background-color="#f6f6f6" fo:padding="0.097cm" fo:border-left="0.05pt solid #000000" fo:border-right="none" fo:border-top="0.05pt solid #000000" fo:border-bottom="0.05pt solid #000000">
        <style:background-image/>
      </style:table-cell-properties>
    </style:style>
    <style:style style:name="Table1.C1" style:family="table-cell">
      <style:table-cell-properties fo:background-color="#f6f6f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background-color="#f6f6f6" fo:padding="0.097cm" fo:border-left="0.05pt solid #000000" fo:border-right="none" fo:border-top="0.05pt solid #000000" fo:border-bottom="0.05pt solid #000000">
        <style:background-image/>
      </style:table-cell-properties>
    </style:style>
    <style:style style:name="Table2.D1" style:family="table-cell">
      <style:table-cell-properties fo:background-color="#f6f6f6" fo:padding="0.097cm" fo:border="0.05pt solid #000000">
        <style:background-image/>
      </style:table-cell-properties>
    </style:style>
    <style:style style:name="Table2.A2" style:family="table-cell">
      <style:table-cell-properties fo:background-color="#f6f6f6"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Droid Sans" fo:font-size="11pt" officeooo:rsid="001cbcf2" officeooo:paragraph-rsid="000564e8" style:font-size-asian="11pt" style:font-size-complex="11pt"/>
    </style:style>
    <style:style style:name="P2" style:family="paragraph" style:parent-style-name="Standard">
      <style:text-properties style:font-name="Droid Sans" fo:font-size="36pt" fo:font-weight="bold" officeooo:rsid="001cbcf2" officeooo:paragraph-rsid="000564e8" style:font-size-asian="36pt" style:font-weight-asian="bold" style:font-size-complex="36pt" style:font-weight-complex="bold"/>
    </style:style>
    <style:style style:name="P3" style:family="paragraph" style:parent-style-name="Standard">
      <style:text-properties style:font-name="Droid Sans" fo:font-size="12pt" fo:font-weight="bold" officeooo:rsid="001cbcf2" officeooo:paragraph-rsid="000564e8" style:font-size-asian="10.5pt" style:font-weight-asian="bold" style:font-size-complex="12pt" style:font-weight-complex="bold"/>
    </style:style>
    <style:style style:name="P4" style:family="paragraph" style:parent-style-name="Standard">
      <style:text-properties style:font-name="Droid Sans" fo:font-size="12pt" fo:font-weight="normal" officeooo:rsid="00978562" officeooo:paragraph-rsid="0097d148" style:font-size-asian="12pt" style:font-weight-asian="normal" style:font-size-complex="12pt" style:font-weight-complex="normal"/>
    </style:style>
    <style:style style:name="P5" style:family="paragraph" style:parent-style-name="Standard">
      <style:text-properties fo:color="#1c1c1c" style:font-name="Droid Sans" fo:font-size="18pt" fo:font-weight="bold" officeooo:rsid="002e81a4" officeooo:paragraph-rsid="000564e8" style:font-size-asian="18pt" style:font-weight-asian="bold" style:font-size-complex="18pt" style:font-weight-complex="bold"/>
    </style:style>
    <style:style style:name="P6" style:family="paragraph" style:parent-style-name="Standard">
      <style:text-properties fo:color="#1c1c1c" style:font-name="Droid Sans" fo:font-size="18pt" style:text-underline-style="solid" style:text-underline-width="auto" style:text-underline-color="font-color" fo:font-weight="bold" officeooo:rsid="000826e9" officeooo:paragraph-rsid="000826e9" style:font-size-asian="18pt" style:font-weight-asian="bold" style:font-size-complex="18pt" style:font-weight-complex="bold"/>
    </style:style>
    <style:style style:name="P7" style:family="paragraph" style:parent-style-name="Standard">
      <style:text-properties fo:color="#1c1c1c" style:font-name="Droid Sans" fo:font-size="11pt" style:text-underline-style="none" fo:font-weight="normal" officeooo:rsid="000826e9" officeooo:paragraph-rsid="000acb11" style:font-size-asian="9.60000038146973pt" style:font-weight-asian="normal" style:font-size-complex="11pt" style:font-weight-complex="normal"/>
    </style:style>
    <style:style style:name="P8" style:family="paragraph" style:parent-style-name="Standard">
      <style:text-properties fo:color="#1c1c1c" style:font-name="Droid Sans" fo:font-size="11pt" style:text-underline-style="none" fo:font-weight="normal" officeooo:rsid="000826e9" officeooo:paragraph-rsid="000e4e31" style:font-size-asian="9.60000038146973pt" style:font-weight-asian="normal" style:font-size-complex="11pt" style:font-weight-complex="normal"/>
    </style:style>
    <style:style style:name="P9" style:family="paragraph" style:parent-style-name="Standard">
      <style:text-properties fo:color="#1c1c1c" style:font-name="Droid Sans" fo:font-size="11pt" style:text-underline-style="none" fo:font-weight="normal" officeooo:rsid="000826e9" officeooo:paragraph-rsid="001cbe6b" style:font-size-asian="9.60000038146973pt" style:font-weight-asian="normal" style:font-size-complex="11pt" style:font-weight-complex="normal"/>
    </style:style>
    <style:style style:name="P10" style:family="paragraph" style:parent-style-name="Standard">
      <style:text-properties fo:color="#1c1c1c" style:font-name="Droid Sans" fo:font-size="11pt" style:text-underline-style="none" fo:font-weight="normal" officeooo:rsid="000826e9" officeooo:paragraph-rsid="001d3973" style:font-size-asian="9.60000038146973pt" style:font-weight-asian="normal" style:font-size-complex="11pt" style:font-weight-complex="normal"/>
    </style:style>
    <style:style style:name="P11" style:family="paragraph" style:parent-style-name="Standard">
      <style:text-properties fo:color="#1c1c1c" style:font-name="Droid Sans" fo:font-size="11pt" style:text-underline-style="none" fo:font-weight="normal" officeooo:rsid="000826e9" officeooo:paragraph-rsid="0031a394" style:font-size-asian="9.60000038146973pt" style:font-weight-asian="normal" style:font-size-complex="11pt" style:font-weight-complex="normal"/>
    </style:style>
    <style:style style:name="P12" style:family="paragraph" style:parent-style-name="Standard">
      <style:text-properties fo:color="#1c1c1c" style:font-name="Droid Sans" fo:font-size="11pt" style:text-underline-style="none" fo:font-weight="normal" officeooo:rsid="000826e9" officeooo:paragraph-rsid="004686d3" style:font-size-asian="9.60000038146973pt" style:font-weight-asian="normal" style:font-size-complex="11pt" style:font-weight-complex="normal"/>
    </style:style>
    <style:style style:name="P13" style:family="paragraph" style:parent-style-name="Standard">
      <style:text-properties fo:color="#1c1c1c" style:font-name="Droid Sans" fo:font-size="11pt" style:text-underline-style="none" fo:font-weight="normal" officeooo:rsid="000826e9" officeooo:paragraph-rsid="0053c106" style:font-size-asian="9.60000038146973pt" style:font-weight-asian="normal" style:font-size-complex="11pt" style:font-weight-complex="normal"/>
    </style:style>
    <style:style style:name="P14" style:family="paragraph" style:parent-style-name="Standard">
      <style:text-properties fo:color="#1c1c1c" style:font-name="Droid Sans" fo:font-size="11pt" style:text-underline-style="none" fo:font-weight="normal" officeooo:rsid="000826e9" officeooo:paragraph-rsid="005775a7" style:font-size-asian="9.60000038146973pt" style:font-weight-asian="normal" style:font-size-complex="11pt" style:font-weight-complex="normal"/>
    </style:style>
    <style:style style:name="P15" style:family="paragraph" style:parent-style-name="Standard">
      <style:text-properties fo:color="#1c1c1c" style:font-name="Droid Sans" fo:font-size="11pt" style:text-underline-style="none" fo:font-weight="normal" officeooo:rsid="000826e9" officeooo:paragraph-rsid="006771b1" style:font-size-asian="9.60000038146973pt" style:font-weight-asian="normal" style:font-size-complex="11pt" style:font-weight-complex="normal"/>
    </style:style>
    <style:style style:name="P16" style:family="paragraph" style:parent-style-name="Standard">
      <style:text-properties fo:color="#1c1c1c" style:font-name="Droid Sans" fo:font-size="11pt" style:text-underline-style="none" fo:font-weight="normal" officeooo:rsid="000826e9" officeooo:paragraph-rsid="006c4726" style:font-size-asian="9.60000038146973pt" style:font-weight-asian="normal" style:font-size-complex="11pt" style:font-weight-complex="normal"/>
    </style:style>
    <style:style style:name="P17" style:family="paragraph" style:parent-style-name="Standard">
      <style:text-properties fo:color="#1c1c1c" style:font-name="Droid Sans" fo:font-size="11pt" style:text-underline-style="none" fo:font-weight="normal" officeooo:rsid="000826e9" officeooo:paragraph-rsid="006ca13c" style:font-size-asian="9.60000038146973pt" style:font-weight-asian="normal" style:font-size-complex="11pt" style:font-weight-complex="normal"/>
    </style:style>
    <style:style style:name="P18" style:family="paragraph" style:parent-style-name="Standard">
      <style:text-properties fo:color="#1c1c1c" style:font-name="Droid Sans" fo:font-size="11pt" style:text-underline-style="none" fo:font-weight="normal" officeooo:rsid="000826e9" officeooo:paragraph-rsid="0089b467" style:font-size-asian="9.60000038146973pt" style:font-weight-asian="normal" style:font-size-complex="11pt" style:font-weight-complex="normal"/>
    </style:style>
    <style:style style:name="P19" style:family="paragraph" style:parent-style-name="Standard">
      <style:text-properties fo:color="#1c1c1c" style:font-name="Droid Sans" fo:font-size="11pt" style:text-underline-style="none" fo:font-weight="normal" officeooo:rsid="000826e9" officeooo:paragraph-rsid="008b386a" style:font-size-asian="9.60000038146973pt" style:font-weight-asian="normal" style:font-size-complex="11pt" style:font-weight-complex="normal"/>
    </style:style>
    <style:style style:name="P20" style:family="paragraph" style:parent-style-name="Standard">
      <style:text-properties fo:color="#1c1c1c" style:font-name="Droid Sans" fo:font-size="11pt" style:text-underline-style="none" fo:font-weight="normal" officeooo:rsid="000e4e31" officeooo:paragraph-rsid="000e4e31" style:font-size-asian="9.60000038146973pt" style:font-weight-asian="normal" style:font-size-complex="11pt" style:font-weight-complex="normal"/>
    </style:style>
    <style:style style:name="P21" style:family="paragraph" style:parent-style-name="Standard">
      <style:text-properties fo:color="#1c1c1c" style:font-name="Droid Sans" fo:font-size="11pt" style:text-underline-style="none" fo:font-weight="normal" officeooo:rsid="0016591f" officeooo:paragraph-rsid="0016591f" style:font-size-asian="9.60000038146973pt" style:font-weight-asian="normal" style:font-size-complex="11pt" style:font-weight-complex="normal"/>
    </style:style>
    <style:style style:name="P22" style:family="paragraph" style:parent-style-name="Standard">
      <style:text-properties fo:color="#1c1c1c" style:font-name="Droid Sans" fo:font-size="11pt" style:text-underline-style="none" fo:font-weight="normal" officeooo:rsid="0016591f" officeooo:paragraph-rsid="001cbe6b" style:font-size-asian="9.60000038146973pt" style:font-weight-asian="normal" style:font-size-complex="11pt" style:font-weight-complex="normal"/>
    </style:style>
    <style:style style:name="P23" style:family="paragraph" style:parent-style-name="Standard">
      <style:text-properties fo:color="#1c1c1c" style:font-name="Droid Sans" fo:font-size="11pt" style:text-underline-style="none" fo:font-weight="normal" officeooo:rsid="0016591f" officeooo:paragraph-rsid="0031a394" style:font-size-asian="9.60000038146973pt" style:font-weight-asian="normal" style:font-size-complex="11pt" style:font-weight-complex="normal"/>
    </style:style>
    <style:style style:name="P24" style:family="paragraph" style:parent-style-name="Standard">
      <style:text-properties fo:color="#1c1c1c" style:font-name="Droid Sans" fo:font-size="11pt" style:text-underline-style="none" fo:font-weight="normal" officeooo:rsid="0016591f" officeooo:paragraph-rsid="0070a67a" style:font-size-asian="9.60000038146973pt" style:font-weight-asian="normal" style:font-size-complex="11pt" style:font-weight-complex="normal"/>
    </style:style>
    <style:style style:name="P25" style:family="paragraph" style:parent-style-name="Standard">
      <style:text-properties fo:color="#1c1c1c" style:font-name="Droid Sans" fo:font-size="11pt" style:text-underline-style="none" fo:font-weight="normal" officeooo:rsid="00182de1" officeooo:paragraph-rsid="006771b1" style:font-size-asian="9.60000038146973pt" style:font-weight-asian="normal" style:font-size-complex="11pt" style:font-weight-complex="normal"/>
    </style:style>
    <style:style style:name="P26" style:family="paragraph" style:parent-style-name="Standard">
      <style:text-properties fo:color="#1c1c1c" style:font-name="Droid Sans" fo:font-size="11pt" style:text-underline-style="none" fo:font-weight="normal" officeooo:rsid="001ad8e8" officeooo:paragraph-rsid="001ad8e8" style:font-size-asian="9.60000038146973pt" style:font-weight-asian="normal" style:font-size-complex="11pt" style:font-weight-complex="normal"/>
    </style:style>
    <style:style style:name="P27" style:family="paragraph" style:parent-style-name="Standard">
      <style:text-properties fo:color="#1c1c1c" style:font-name="Droid Sans" fo:font-size="11pt" style:text-underline-style="none" fo:font-weight="normal" officeooo:rsid="001ad8e8" officeooo:paragraph-rsid="006771b1" style:font-size-asian="9.60000038146973pt" style:font-weight-asian="normal" style:font-size-complex="11pt" style:font-weight-complex="normal"/>
    </style:style>
    <style:style style:name="P28" style:family="paragraph" style:parent-style-name="Standard">
      <style:text-properties fo:color="#1c1c1c" style:font-name="Droid Sans" fo:font-size="11pt" style:text-underline-style="none" fo:font-weight="normal" officeooo:rsid="00274ad3" officeooo:paragraph-rsid="00274ad3" style:font-size-asian="9.60000038146973pt" style:font-weight-asian="normal" style:font-size-complex="11pt" style:font-weight-complex="normal"/>
    </style:style>
    <style:style style:name="P29" style:family="paragraph" style:parent-style-name="Standard">
      <style:text-properties fo:color="#1c1c1c" style:font-name="Droid Sans" fo:font-size="11pt" style:text-underline-style="none" fo:font-weight="normal" officeooo:rsid="002931a8" officeooo:paragraph-rsid="002931a8" style:font-size-asian="9.60000038146973pt" style:font-weight-asian="normal" style:font-size-complex="11pt" style:font-weight-complex="normal"/>
    </style:style>
    <style:style style:name="P30" style:family="paragraph" style:parent-style-name="Standard">
      <style:text-properties fo:color="#1c1c1c" style:font-name="Droid Sans" fo:font-size="11pt" style:text-underline-style="none" fo:font-weight="normal" officeooo:rsid="003534d6" officeooo:paragraph-rsid="003534d6" style:font-size-asian="9.60000038146973pt" style:font-weight-asian="normal" style:font-size-complex="11pt" style:font-weight-complex="normal"/>
    </style:style>
    <style:style style:name="P31" style:family="paragraph" style:parent-style-name="Standard">
      <style:text-properties fo:color="#1c1c1c" style:font-name="Droid Sans" fo:font-size="11pt" style:text-underline-style="none" fo:font-weight="normal" officeooo:rsid="00682ad0" officeooo:paragraph-rsid="00682ad0" style:font-size-asian="9.60000038146973pt" style:font-weight-asian="normal" style:font-size-complex="11pt" style:font-weight-complex="normal"/>
    </style:style>
    <style:style style:name="P32" style:family="paragraph" style:parent-style-name="Standard">
      <style:text-properties fo:color="#1c1c1c" style:font-name="Droid Sans" fo:font-size="11pt" style:text-underline-style="none" fo:font-weight="normal" officeooo:rsid="003ecff2" officeooo:paragraph-rsid="004686d3" style:font-size-asian="9.60000038146973pt" style:font-weight-asian="normal" style:font-size-complex="11pt" style:font-weight-complex="normal"/>
    </style:style>
    <style:style style:name="P33" style:family="paragraph" style:parent-style-name="Standard">
      <style:text-properties fo:color="#1c1c1c" style:font-name="Droid Sans" fo:font-size="11pt" style:text-underline-style="none" fo:font-weight="normal" officeooo:rsid="007c0e31" officeooo:paragraph-rsid="006771b1" style:font-size-asian="9.60000038146973pt" style:font-weight-asian="normal" style:font-size-complex="11pt" style:font-weight-complex="normal"/>
    </style:style>
    <style:style style:name="P34" style:family="paragraph" style:parent-style-name="Standard">
      <style:text-properties fo:color="#1c1c1c" style:font-name="Droid Sans" fo:font-size="11pt" style:text-underline-style="none" fo:font-weight="normal" officeooo:rsid="007e25c4" officeooo:paragraph-rsid="007e25c4" style:font-size-asian="9.60000038146973pt" style:font-weight-asian="normal" style:font-size-complex="11pt" style:font-weight-complex="normal"/>
    </style:style>
    <style:style style:name="P35" style:family="paragraph" style:parent-style-name="Standard">
      <style:text-properties fo:color="#1c1c1c" style:font-name="Droid Sans" fo:font-size="11pt" style:text-underline-style="none" fo:font-weight="normal" officeooo:rsid="008cd9d8" officeooo:paragraph-rsid="008cd9d8" style:font-size-asian="9.60000038146973pt" style:font-weight-asian="normal" style:font-size-complex="11pt" style:font-weight-complex="normal"/>
    </style:style>
    <style:style style:name="P36" style:family="paragraph" style:parent-style-name="Standard">
      <style:text-properties fo:color="#1c1c1c" style:font-name="Droid Sans" fo:font-size="11pt" style:text-underline-style="none" fo:font-weight="normal" officeooo:rsid="008e745d" officeooo:paragraph-rsid="00926ea9" style:font-size-asian="9.60000038146973pt" style:font-weight-asian="normal" style:font-size-complex="11pt" style:font-weight-complex="normal"/>
    </style:style>
    <style:style style:name="P37" style:family="paragraph" style:parent-style-name="Standard">
      <style:text-properties fo:color="#1c1c1c" style:font-name="Droid Sans" fo:font-size="11pt" style:text-underline-style="solid" style:text-underline-width="auto" style:text-underline-color="font-color" fo:font-weight="normal" officeooo:rsid="00182de1" officeooo:paragraph-rsid="00182de1" style:font-size-asian="9.60000038146973pt" style:font-weight-asian="normal" style:font-size-complex="11pt" style:font-weight-complex="normal"/>
    </style:style>
    <style:style style:name="P38" style:family="paragraph" style:parent-style-name="Standard">
      <style:text-properties fo:color="#1c1c1c" style:font-name="Droid Sans" fo:font-size="11pt" style:text-underline-style="solid" style:text-underline-width="auto" style:text-underline-color="font-color" fo:font-weight="normal" officeooo:rsid="00182de1" officeooo:paragraph-rsid="001cbe6b" style:font-size-asian="9.60000038146973pt" style:font-weight-asian="normal" style:font-size-complex="11pt" style:font-weight-complex="normal"/>
    </style:style>
    <style:style style:name="P39" style:family="paragraph" style:parent-style-name="Standard">
      <style:text-properties fo:color="#1c1c1c" style:font-name="Droid Sans" fo:font-size="11pt" style:text-underline-style="solid" style:text-underline-width="auto" style:text-underline-color="font-color" fo:font-weight="normal" officeooo:rsid="00182de1" officeooo:paragraph-rsid="0053c106" style:font-size-asian="9.60000038146973pt" style:font-weight-asian="normal" style:font-size-complex="11pt" style:font-weight-complex="normal"/>
    </style:style>
    <style:style style:name="P40" style:family="paragraph" style:parent-style-name="Standard">
      <style:text-properties fo:color="#1c1c1c" style:font-name="Droid Sans" fo:font-size="11pt" style:text-underline-style="solid" style:text-underline-width="auto" style:text-underline-color="font-color" fo:font-weight="normal" officeooo:rsid="00182de1" officeooo:paragraph-rsid="006771b1" style:font-size-asian="9.60000038146973pt" style:font-weight-asian="normal" style:font-size-complex="11pt" style:font-weight-complex="normal"/>
    </style:style>
    <style:style style:name="P41" style:family="paragraph" style:parent-style-name="Standard">
      <style:text-properties fo:color="#1c1c1c" style:font-name="Droid Sans" fo:font-size="11pt" style:text-underline-style="solid" style:text-underline-width="auto" style:text-underline-color="font-color" fo:font-weight="normal" officeooo:rsid="00182de1" officeooo:paragraph-rsid="0089b467" style:font-size-asian="9.60000038146973pt" style:font-weight-asian="normal" style:font-size-complex="11pt" style:font-weight-complex="normal"/>
    </style:style>
    <style:style style:name="P42" style:family="paragraph" style:parent-style-name="Standard">
      <style:text-properties fo:color="#1c1c1c" style:font-name="Droid Sans" fo:font-size="11pt" style:text-underline-style="solid" style:text-underline-width="auto" style:text-underline-color="font-color" fo:font-weight="normal" officeooo:rsid="006e0548" officeooo:paragraph-rsid="006e0548" style:font-size-asian="9.60000038146973pt" style:font-weight-asian="normal" style:font-size-complex="11pt" style:font-weight-complex="normal"/>
    </style:style>
    <style:style style:name="P43" style:family="paragraph" style:parent-style-name="Standard">
      <style:text-properties fo:color="#1c1c1c" style:font-name="Droid Sans" fo:font-size="11pt" style:text-underline-style="solid" style:text-underline-width="auto" style:text-underline-color="font-color" fo:font-weight="normal" officeooo:rsid="006e0548" officeooo:paragraph-rsid="003534d6" style:font-size-asian="9.60000038146973pt" style:font-weight-asian="normal" style:font-size-complex="11pt" style:font-weight-complex="normal"/>
    </style:style>
    <style:style style:name="P44" style:family="paragraph" style:parent-style-name="Standard">
      <style:text-properties fo:color="#1c1c1c" style:font-name="Droid Sans" fo:font-size="11pt" style:text-underline-style="solid" style:text-underline-width="auto" style:text-underline-color="font-color" fo:font-weight="normal" officeooo:rsid="008b386a" officeooo:paragraph-rsid="008b386a" style:font-size-asian="9.60000038146973pt" style:font-weight-asian="normal" style:font-size-complex="11pt" style:font-weight-complex="normal"/>
    </style:style>
    <style:style style:name="P45" style:family="paragraph" style:parent-style-name="Standard">
      <style:text-properties fo:color="#1c1c1c" style:font-name="Droid Sans" fo:font-size="14pt" style:text-underline-style="none" fo:font-weight="bold" officeooo:rsid="000826e9" officeooo:paragraph-rsid="000826e9" style:font-size-asian="14pt" style:font-weight-asian="bold" style:font-size-complex="14pt" style:font-weight-complex="bold"/>
    </style:style>
    <style:style style:name="P46" style:family="paragraph" style:parent-style-name="Standard">
      <style:text-properties fo:color="#1c1c1c" style:font-name="Droid Sans" fo:font-size="14pt" style:text-underline-style="none" fo:font-weight="bold" officeooo:rsid="001cbe6b" officeooo:paragraph-rsid="001cbe6b" style:font-size-asian="14pt" style:font-weight-asian="bold" style:font-size-complex="14pt" style:font-weight-complex="bold"/>
    </style:style>
    <style:style style:name="P47" style:family="paragraph" style:parent-style-name="Standard">
      <style:text-properties fo:color="#1c1c1c" style:font-name="Droid Sans" fo:font-size="14pt" style:text-underline-style="none" fo:font-weight="bold" officeooo:rsid="003227d3" officeooo:paragraph-rsid="003227d3" style:font-size-asian="14pt" style:font-weight-asian="bold" style:font-size-complex="14pt" style:font-weight-complex="bold"/>
    </style:style>
    <style:style style:name="P48" style:family="paragraph" style:parent-style-name="Standard">
      <style:text-properties fo:color="#1c1c1c" style:font-name="Droid Sans" fo:font-size="14pt" style:text-underline-style="none" fo:font-weight="bold" officeooo:rsid="0089b467" officeooo:paragraph-rsid="0089b467" style:font-size-asian="14pt" style:font-weight-asian="bold" style:font-size-complex="14pt" style:font-weight-complex="bold"/>
    </style:style>
    <style:style style:name="P49" style:family="paragraph" style:parent-style-name="Standard">
      <style:text-properties officeooo:paragraph-rsid="005eab01"/>
    </style:style>
    <style:style style:name="P50" style:family="paragraph" style:parent-style-name="Standard">
      <style:text-properties officeooo:paragraph-rsid="008e745d"/>
    </style:style>
    <style:style style:name="P51" style:family="paragraph" style:parent-style-name="Standard">
      <style:text-properties officeooo:paragraph-rsid="00926ea9"/>
    </style:style>
    <style:style style:name="P52" style:family="paragraph" style:parent-style-name="Standard">
      <style:paragraph-properties fo:break-before="page"/>
      <style:text-properties fo:color="#1c1c1c" style:font-name="Droid Sans" fo:font-size="11pt" style:text-underline-style="none" fo:font-weight="normal" officeooo:rsid="002931a8" officeooo:paragraph-rsid="002931a8" style:font-size-asian="9.60000038146973pt" style:font-weight-asian="normal" style:font-size-complex="11pt" style:font-weight-complex="normal"/>
    </style:style>
    <style:style style:name="P53" style:family="paragraph" style:parent-style-name="Standard">
      <style:paragraph-properties fo:break-before="page"/>
      <style:text-properties fo:color="#1c1c1c" style:font-name="Droid Sans" fo:font-size="11pt" style:text-underline-style="none" fo:font-weight="bold" officeooo:rsid="0089b467" officeooo:paragraph-rsid="0089b467" style:font-size-asian="9.60000038146973pt" style:font-weight-asian="bold" style:font-size-complex="11pt" style:font-weight-complex="bold"/>
    </style:style>
    <style:style style:name="P54" style:family="paragraph" style:parent-style-name="Standard">
      <style:paragraph-properties fo:break-before="page"/>
      <style:text-properties fo:color="#1c1c1c" style:font-name="Droid Sans" fo:font-size="11pt" style:text-underline-style="solid" style:text-underline-width="auto" style:text-underline-color="font-color" fo:font-weight="bold" officeooo:rsid="000826e9" officeooo:paragraph-rsid="000826e9" style:font-size-asian="9.60000038146973pt" style:font-weight-asian="bold" style:font-size-complex="11pt" style:font-weight-complex="bold"/>
    </style:style>
    <style:style style:name="P55" style:family="paragraph" style:parent-style-name="Standard">
      <style:paragraph-properties fo:break-before="page"/>
      <style:text-properties fo:color="#1c1c1c" style:font-name="Droid Sans" fo:font-size="14pt" style:text-underline-style="none" fo:font-weight="bold" officeooo:rsid="000826e9" officeooo:paragraph-rsid="004686d3" style:font-size-asian="14pt" style:font-weight-asian="bold" style:font-size-complex="14pt" style:font-weight-complex="bold"/>
    </style:style>
    <style:style style:name="P56" style:family="paragraph" style:parent-style-name="Table_20_Contents">
      <style:paragraph-properties fo:text-align="center" style:justify-single-word="false"/>
      <style:text-properties style:font-name="Droid Sans" fo:font-size="11pt" style:font-size-asian="9.60000038146973pt" style:font-size-complex="11pt"/>
    </style:style>
    <style:style style:name="P57" style:family="paragraph" style:parent-style-name="Table_20_Contents">
      <style:paragraph-properties fo:text-align="center" style:justify-single-word="false"/>
      <style:text-properties style:font-name="Droid Sans" fo:font-size="11pt" officeooo:rsid="00381259" officeooo:paragraph-rsid="00381259" style:font-size-asian="9.60000038146973pt" style:font-size-complex="11pt"/>
    </style:style>
    <style:style style:name="P58" style:family="paragraph" style:parent-style-name="Table_20_Contents">
      <style:paragraph-properties fo:text-align="center" style:justify-single-word="false"/>
      <style:text-properties style:font-name="Droid Sans" fo:font-size="11pt" officeooo:rsid="00396976" officeooo:paragraph-rsid="00396976" style:font-size-asian="9.60000038146973pt" style:font-size-complex="11pt"/>
    </style:style>
    <style:style style:name="P59" style:family="paragraph" style:parent-style-name="Table_20_Contents">
      <style:paragraph-properties fo:text-align="center" style:justify-single-word="false"/>
      <style:text-properties style:font-name="Droid Sans" fo:font-size="11pt" officeooo:rsid="003b1150" officeooo:paragraph-rsid="003b1150" style:font-size-asian="9.60000038146973pt" style:font-size-complex="11pt"/>
    </style:style>
    <style:style style:name="P60" style:family="paragraph" style:parent-style-name="Table_20_Contents">
      <style:paragraph-properties fo:text-align="center" style:justify-single-word="false"/>
      <style:text-properties style:font-name="Droid Sans" fo:font-size="11pt" officeooo:rsid="003cdffb" officeooo:paragraph-rsid="003cdffb" style:font-size-asian="9.60000038146973pt" style:font-size-complex="11pt"/>
    </style:style>
    <style:style style:name="P61" style:family="paragraph" style:parent-style-name="Table_20_Contents">
      <style:paragraph-properties fo:text-align="center" style:justify-single-word="false"/>
      <style:text-properties style:font-name="Droid Sans" fo:font-size="11pt" officeooo:rsid="003ecff2" officeooo:paragraph-rsid="003ecff2" style:font-size-asian="9.60000038146973pt" style:font-size-complex="11pt"/>
    </style:style>
    <style:style style:name="P62" style:family="paragraph" style:parent-style-name="Table_20_Contents">
      <style:paragraph-properties fo:text-align="center" style:justify-single-word="false"/>
      <style:text-properties style:font-name="Droid Sans" fo:font-size="11pt" officeooo:rsid="00444cf4" officeooo:paragraph-rsid="00444cf4" style:font-size-asian="9.60000038146973pt" style:font-size-complex="11pt"/>
    </style:style>
    <style:style style:name="P63" style:family="paragraph" style:parent-style-name="Table_20_Contents">
      <style:paragraph-properties fo:text-align="center" style:justify-single-word="false"/>
      <style:text-properties style:font-name="Droid Sans" fo:font-size="11pt" officeooo:rsid="0072c22b" officeooo:paragraph-rsid="0072c22b" style:font-size-asian="9.60000038146973pt" style:font-size-complex="11pt"/>
    </style:style>
    <style:style style:name="P64" style:family="paragraph" style:parent-style-name="Table_20_Contents">
      <style:paragraph-properties fo:text-align="center" style:justify-single-word="false"/>
      <style:text-properties style:font-name="Droid Sans" fo:font-size="11pt" officeooo:rsid="00741b96" officeooo:paragraph-rsid="00741b96" style:font-size-asian="9.60000038146973pt" style:font-size-complex="11pt"/>
    </style:style>
    <style:style style:name="P65" style:family="paragraph" style:parent-style-name="Table_20_Contents">
      <style:paragraph-properties fo:text-align="center" style:justify-single-word="false"/>
      <style:text-properties style:font-name="Droid Sans" fo:font-size="11pt" officeooo:rsid="007578eb" officeooo:paragraph-rsid="007578eb" style:font-size-asian="9.60000038146973pt" style:font-size-complex="11pt"/>
    </style:style>
    <style:style style:name="P66" style:family="paragraph" style:parent-style-name="Table_20_Contents">
      <style:paragraph-properties fo:text-align="center" style:justify-single-word="false"/>
      <style:text-properties style:font-name="Droid Sans" fo:font-size="11pt" officeooo:rsid="007587ac" officeooo:paragraph-rsid="007587ac" style:font-size-asian="9.60000038146973pt" style:font-size-complex="11pt"/>
    </style:style>
    <style:style style:name="P67" style:family="paragraph" style:parent-style-name="Table_20_Contents">
      <style:paragraph-properties fo:text-align="center" style:justify-single-word="false"/>
      <style:text-properties style:font-name="Droid Sans" fo:font-size="11pt" officeooo:rsid="00769aca" officeooo:paragraph-rsid="00769aca" style:font-size-asian="9.60000038146973pt" style:font-size-complex="11pt"/>
    </style:style>
    <style:style style:name="P68" style:family="paragraph" style:parent-style-name="Table_20_Contents">
      <style:paragraph-properties fo:text-align="center" style:justify-single-word="false"/>
      <style:text-properties style:font-name="Droid Sans" fo:font-size="11pt" fo:font-weight="bold" officeooo:rsid="003534d6" officeooo:paragraph-rsid="003534d6" style:font-size-asian="9.60000038146973pt" style:font-weight-asian="bold" style:font-size-complex="11pt" style:font-weight-complex="bold"/>
    </style:style>
    <style:style style:name="P69" style:family="paragraph" style:parent-style-name="Table_20_Contents">
      <style:paragraph-properties fo:text-align="center" style:justify-single-word="false"/>
      <style:text-properties style:font-name="Droid Sans" fo:font-size="11pt" fo:font-weight="bold" officeooo:rsid="003534d6" officeooo:paragraph-rsid="0041fcf5" style:font-size-asian="9.60000038146973pt" style:font-weight-asian="bold" style:font-size-complex="11pt" style:font-weight-complex="bold"/>
    </style:style>
    <style:style style:name="P70" style:family="paragraph" style:parent-style-name="Table_20_Contents">
      <style:paragraph-properties fo:text-align="center" style:justify-single-word="false"/>
      <style:text-properties style:font-name="Droid Sans" fo:font-size="11pt" fo:font-weight="bold" officeooo:rsid="00444cf4" officeooo:paragraph-rsid="00444cf4" style:font-size-asian="9.60000038146973pt" style:font-weight-asian="bold" style:font-size-complex="11pt" style:font-weight-complex="bold"/>
    </style:style>
    <style:style style:name="P71" style:family="paragraph" style:parent-style-name="Table_20_Contents">
      <style:paragraph-properties fo:text-align="center" style:justify-single-word="false"/>
      <style:text-properties style:font-name="Droid Sans" fo:font-size="11pt" fo:font-weight="bold" officeooo:rsid="00709c10" officeooo:paragraph-rsid="00709c10" style:font-size-asian="9.60000038146973pt" style:font-weight-asian="bold" style:font-size-complex="11pt" style:font-weight-complex="bold"/>
    </style:style>
    <style:style style:name="P72" style:family="paragraph" style:parent-style-name="Table_20_Contents">
      <style:paragraph-properties fo:text-align="center" style:justify-single-word="false"/>
      <style:text-properties style:font-name="Droid Sans" fo:font-size="11pt" fo:font-weight="bold" style:font-size-asian="9.60000038146973pt" style:font-weight-asian="bold" style:font-size-complex="11pt" style:font-weight-complex="bold"/>
    </style:style>
    <style:style style:name="P73" style:family="paragraph" style:parent-style-name="Standard">
      <style:text-properties style:font-name="Droid Sans" fo:font-size="12pt" fo:font-weight="normal" officeooo:rsid="0097d148" officeooo:paragraph-rsid="0097d148" style:font-size-asian="12pt" style:font-weight-asian="normal" style:font-size-complex="12pt" style:font-weight-complex="normal"/>
    </style:style>
    <style:style style:name="P74" style:family="paragraph" style:parent-style-name="Standard" style:list-style-name="L3">
      <style:text-properties fo:color="#1c1c1c" style:font-name="Droid Sans" fo:font-size="11pt" style:text-underline-style="none" fo:font-weight="normal" officeooo:rsid="007c0e31" officeooo:paragraph-rsid="007c0e31" style:font-size-asian="9.60000038146973pt" style:font-weight-asian="normal" style:font-size-complex="11pt" style:font-weight-complex="normal"/>
    </style:style>
    <style:style style:name="P75" style:family="paragraph" style:parent-style-name="Standard" style:list-style-name="L3">
      <style:text-properties fo:color="#1c1c1c" style:font-name="Droid Sans" fo:font-size="11pt" style:text-underline-style="none" fo:font-weight="normal" officeooo:rsid="007e08ef" officeooo:paragraph-rsid="007e25c4" style:font-size-asian="9.60000038146973pt" style:font-weight-asian="normal" style:font-size-complex="11pt" style:font-weight-complex="normal"/>
    </style:style>
    <style:style style:name="P76" style:family="paragraph" style:parent-style-name="Standard" style:list-style-name="L3">
      <style:text-properties fo:color="#1c1c1c" style:font-name="Droid Sans" fo:font-size="11pt" style:text-underline-style="none" fo:font-weight="normal" officeooo:rsid="007e25c4" officeooo:paragraph-rsid="007e25c4" style:font-size-asian="9.60000038146973pt" style:font-weight-asian="normal" style:font-size-complex="11pt" style:font-weight-complex="normal"/>
    </style:style>
    <style:style style:name="P77" style:family="paragraph" style:parent-style-name="Standard" style:list-style-name="L4">
      <style:text-properties fo:color="#1c1c1c" style:font-name="Droid Sans" fo:font-size="11pt" style:text-underline-style="none" fo:font-weight="normal" officeooo:rsid="008dd988" officeooo:paragraph-rsid="008dd988" style:font-size-asian="9.60000038146973pt" style:font-weight-asian="normal" style:font-size-complex="11pt" style:font-weight-complex="normal"/>
    </style:style>
    <style:style style:name="P78" style:family="paragraph" style:parent-style-name="Standard" style:list-style-name="L4">
      <style:text-properties fo:color="#1c1c1c" style:font-name="Droid Sans" fo:font-size="11pt" style:text-underline-style="none" fo:font-weight="normal" officeooo:rsid="008e5802" officeooo:paragraph-rsid="008e5802" style:font-size-asian="9.60000038146973pt" style:font-weight-asian="normal" style:font-size-complex="11pt" style:font-weight-complex="normal"/>
    </style:style>
    <style:style style:name="P79" style:family="paragraph">
      <style:paragraph-properties fo:text-align="center"/>
      <style:text-properties fo:color="#1c1c1c" style:font-name="Droid Sans" fo:font-size="32pt" fo:font-weight="bold" style:font-size-asian="32pt" style:font-weight-asian="bold" style:font-size-complex="32pt" style:font-weight-complex="600"/>
    </style:style>
    <style:style style:name="P80" style:family="paragraph">
      <style:paragraph-properties fo:text-align="center"/>
    </style:style>
    <style:style style:name="T1" style:family="text">
      <style:text-properties fo:color="#1c1c1c" style:font-name="Droid Sans" fo:font-size="11pt" style:text-underline-style="none" fo:font-weight="normal" officeooo:rsid="000826e9" style:font-size-asian="9.60000038146973pt" style:font-weight-asian="normal" style:font-size-complex="11pt" style:font-weight-complex="normal"/>
    </style:style>
    <style:style style:name="T2" style:family="text">
      <style:text-properties fo:color="#1c1c1c" style:font-name="Droid Sans" fo:font-size="11pt" style:text-underline-style="none" fo:font-weight="normal" officeooo:rsid="005b3e51" style:font-size-asian="9.60000038146973pt" style:font-weight-asian="normal" style:font-size-complex="11pt" style:font-weight-complex="normal"/>
    </style:style>
    <style:style style:name="T3" style:family="text">
      <style:text-properties fo:color="#1c1c1c" style:font-name="Droid Sans" fo:font-size="11pt" style:text-underline-style="none" fo:font-weight="normal" officeooo:rsid="005d3abd" style:font-size-asian="9.60000038146973pt" style:font-weight-asian="normal" style:font-size-complex="11pt" style:font-weight-complex="normal"/>
    </style:style>
    <style:style style:name="T4" style:family="text">
      <style:text-properties fo:color="#1c1c1c" style:font-name="Droid Sans" fo:font-size="11pt" style:text-underline-style="none" fo:font-weight="normal" officeooo:rsid="005f8045" style:font-size-asian="9.60000038146973pt" style:font-weight-asian="normal" style:font-size-complex="11pt" style:font-weight-complex="normal"/>
    </style:style>
    <style:style style:name="T5" style:family="text">
      <style:text-properties fo:color="#1c1c1c" style:font-name="Droid Sans" fo:font-size="11pt" style:text-underline-style="none" fo:font-weight="normal" officeooo:rsid="0060f617" style:font-size-asian="9.60000038146973pt" style:font-weight-asian="normal" style:font-size-complex="11pt" style:font-weight-complex="normal"/>
    </style:style>
    <style:style style:name="T6" style:family="text">
      <style:text-properties fo:color="#1c1c1c" style:font-name="Droid Sans" fo:font-size="11pt" style:text-underline-style="none" fo:font-weight="normal" officeooo:rsid="008e745d" style:font-size-asian="9.60000038146973pt" style:font-weight-asian="normal" style:font-size-complex="11pt" style:font-weight-complex="normal"/>
    </style:style>
    <style:style style:name="T7" style:family="text">
      <style:text-properties fo:color="#1c1c1c" style:font-name="Droid Sans" fo:font-size="11pt" style:text-underline-style="none" fo:font-weight="normal" officeooo:rsid="008eb909" style:font-size-asian="9.60000038146973pt" style:font-weight-asian="normal" style:font-size-complex="11pt" style:font-weight-complex="normal"/>
    </style:style>
    <style:style style:name="T8" style:family="text">
      <style:text-properties fo:color="#1c1c1c" style:font-name="Droid Sans" fo:font-size="11pt" style:text-underline-style="none" fo:font-weight="normal" officeooo:rsid="0092ea38" style:font-size-asian="9.60000038146973pt" style:font-weight-asian="normal" style:font-size-complex="11pt" style:font-weight-complex="normal"/>
    </style:style>
    <style:style style:name="T9" style:family="text">
      <style:text-properties fo:color="#1c1c1c" style:font-name="Droid Sans" fo:font-size="11pt" style:text-underline-style="none" fo:font-weight="normal" officeooo:rsid="00960a92" style:font-size-asian="9.60000038146973pt" style:font-weight-asian="normal" style:font-size-complex="11pt" style:font-weight-complex="normal"/>
    </style:style>
    <style:style style:name="T10" style:family="text">
      <style:text-properties fo:color="#1c1c1c" style:font-name="Droid Sans" fo:font-size="11pt" style:text-underline-style="none" fo:font-weight="normal" officeooo:rsid="0096325e" style:font-size-asian="9.60000038146973pt" style:font-weight-asian="normal" style:font-size-complex="11pt"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9bb6d"/>
    </style:style>
    <style:style style:name="T13" style:family="text">
      <style:text-properties style:text-underline-style="solid" style:text-underline-width="auto" style:text-underline-color="font-color" officeooo:rsid="00182de1"/>
    </style:style>
    <style:style style:name="T14" style:family="text">
      <style:text-properties style:text-underline-style="solid" style:text-underline-width="auto" style:text-underline-color="font-color" officeooo:rsid="001d3973"/>
    </style:style>
    <style:style style:name="T15" style:family="text">
      <style:text-properties style:text-underline-style="solid" style:text-underline-width="auto" style:text-underline-color="font-color" officeooo:rsid="00338e54"/>
    </style:style>
    <style:style style:name="T16" style:family="text">
      <style:text-properties style:text-underline-style="solid" style:text-underline-width="auto" style:text-underline-color="font-color" officeooo:rsid="0034c7e6"/>
    </style:style>
    <style:style style:name="T17" style:family="text">
      <style:text-properties style:text-underline-style="solid" style:text-underline-width="auto" style:text-underline-color="font-color" officeooo:rsid="00566cea"/>
    </style:style>
    <style:style style:name="T18" style:family="text">
      <style:text-properties style:text-underline-style="solid" style:text-underline-width="auto" style:text-underline-color="font-color" officeooo:rsid="005775a7"/>
    </style:style>
    <style:style style:name="T19" style:family="text">
      <style:text-properties style:text-underline-style="solid" style:text-underline-width="auto" style:text-underline-color="font-color" officeooo:rsid="0057b457"/>
    </style:style>
    <style:style style:name="T20" style:family="text">
      <style:text-properties style:text-underline-style="solid" style:text-underline-width="auto" style:text-underline-color="font-color" officeooo:rsid="006c4726"/>
    </style:style>
    <style:style style:name="T21" style:family="text">
      <style:text-properties style:text-underline-style="solid" style:text-underline-width="auto" style:text-underline-color="font-color" officeooo:rsid="008b386a"/>
    </style:style>
    <style:style style:name="T22" style:family="text">
      <style:text-properties style:text-underline-style="solid" style:text-underline-width="auto" style:text-underline-color="font-color" officeooo:rsid="008dd988"/>
    </style:style>
    <style:style style:name="T23" style:family="text">
      <style:text-properties officeooo:rsid="0009bb6d"/>
    </style:style>
    <style:style style:name="T24" style:family="text">
      <style:text-properties officeooo:rsid="00157e88"/>
    </style:style>
    <style:style style:name="T25" style:family="text">
      <style:text-properties officeooo:rsid="0015ba37"/>
    </style:style>
    <style:style style:name="T26" style:family="text">
      <style:text-properties officeooo:rsid="001734e8"/>
    </style:style>
    <style:style style:name="T27" style:family="text">
      <style:text-properties officeooo:rsid="0018f076"/>
    </style:style>
    <style:style style:name="T28" style:family="text">
      <style:text-properties officeooo:rsid="0019bc4b"/>
    </style:style>
    <style:style style:name="T29" style:family="text">
      <style:text-properties officeooo:rsid="001df023"/>
    </style:style>
    <style:style style:name="T30" style:family="text">
      <style:text-properties fo:color="#0000cc"/>
    </style:style>
    <style:style style:name="T31" style:family="text">
      <style:text-properties fo:color="#0000cc" officeooo:rsid="001df023"/>
    </style:style>
    <style:style style:name="T32" style:family="text">
      <style:text-properties fo:color="#0000cc" officeooo:rsid="00206990"/>
    </style:style>
    <style:style style:name="T33" style:family="text">
      <style:text-properties style:use-window-font-color="true"/>
    </style:style>
    <style:style style:name="T34" style:family="text">
      <style:text-properties style:use-window-font-color="true" officeooo:rsid="001df023"/>
    </style:style>
    <style:style style:name="T35" style:family="text">
      <style:text-properties style:use-window-font-color="true" officeooo:rsid="00206990"/>
    </style:style>
    <style:style style:name="T36" style:family="text">
      <style:text-properties officeooo:rsid="0027102f"/>
    </style:style>
    <style:style style:name="T37" style:family="text">
      <style:text-properties officeooo:rsid="002931a8"/>
    </style:style>
    <style:style style:name="T38" style:family="text">
      <style:text-properties officeooo:rsid="003534d6"/>
    </style:style>
    <style:style style:name="T39" style:family="text">
      <style:text-properties officeooo:rsid="003b1150"/>
    </style:style>
    <style:style style:name="T40" style:family="text">
      <style:text-properties officeooo:rsid="003cdffb"/>
    </style:style>
    <style:style style:name="T41" style:family="text">
      <style:text-properties officeooo:rsid="003ecff2"/>
    </style:style>
    <style:style style:name="T42" style:family="text">
      <style:text-properties officeooo:rsid="00401a76"/>
    </style:style>
    <style:style style:name="T43" style:family="text">
      <style:text-properties officeooo:rsid="0041fcf5"/>
    </style:style>
    <style:style style:name="T44" style:family="text">
      <style:text-properties officeooo:rsid="00709c10"/>
    </style:style>
    <style:style style:name="T45" style:family="text">
      <style:text-properties officeooo:rsid="00787f8b"/>
    </style:style>
    <style:style style:name="T46" style:family="text">
      <style:text-properties officeooo:rsid="007a7c84"/>
    </style:style>
    <style:style style:name="T47" style:family="text">
      <style:text-properties officeooo:rsid="007e25c4"/>
    </style:style>
    <style:style style:name="T48" style:family="text">
      <style:text-properties fo:color="#1c1c1c" style:font-name="Droid Sans" fo:font-size="32pt" fo:font-weight="bold" style:font-size-asian="32pt" style:font-weight-asian="bold" style:font-size-complex="32pt" style:font-weight-complex="600"/>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ddddd" draw:opacity="20%" draw:textarea-horizontal-align="center" draw:textarea-vertical-align="middle" draw:shadow-opacity="20%"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color="#dddddd" draw:fill="solid" draw:fill-color="#eeeeee" draw:opacity="20%" draw:textarea-horizontal-align="center" draw:textarea-vertical-align="middle" draw:shadow-opacity="20%"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draw:fill="solid" draw:fill-color="#dddddd" draw:opacity="20%" draw:textarea-horizontal-align="justify" draw:textarea-vertical-align="middle" draw:auto-grow-height="false" draw:shadow-opacity="2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color="#dddddd" draw:fill="solid" draw:fill-color="#eeeeee"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svg:stroke-color="#000000" draw:fill="none" draw:fill-color="#ffffff" fo:min-height="1.68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79" svg:width="21.002cm" svg:height="6.002cm" svg:x="0cm" svg:y="6.001cm">
        <text:p/>
      </draw:rect>
      <draw:rect text:anchor-type="page" text:anchor-page-number="1" draw:z-index="1" draw:style-name="gr2" draw:text-style-name="P80" svg:width="21.002cm" svg:height="2.001cm" svg:x="0cm" svg:y="0cm">
        <text:p/>
      </draw:rect>
      <draw:custom-shape text:anchor-type="page" text:anchor-page-number="1" draw:z-index="2" draw:style-name="gr3" svg:width="1.893cm" svg:height="1.895cm" svg:x="15.266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3" draw:style-name="gr3"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4" draw:style-name="gr3"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5" draw:style-name="gr3"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6" draw:style-name="gr3"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7" draw:style-name="gr3"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1" draw:z-index="8" draw:style-name="gr4" draw:text-style-name="P80" svg:width="21.002cm" svg:height="2.001cm" svg:x="0cm" svg:y="27.7cm">
        <text:p/>
      </draw:rect>
      <draw:custom-shape text:anchor-type="page" text:anchor-page-number="1" draw:z-index="9" draw:style-name="gr3" svg:width="1.893cm" svg:height="1.895cm" svg:x="3.803cm" svg:y="27.785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0" draw:style-name="gr3"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1" draw:style-name="gr3"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2" draw:style-name="gr3"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3" draw:style-name="gr3"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4" draw:style-name="gr3"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5" draw:style-name="gr3" svg:width="1.893cm" svg:height="1.895cm" svg:x="11.326cm" svg:y="8.842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6" draw:style-name="gr3" svg:width="1.893cm" svg:height="1.895cm" svg:x="9.433cm" svg:y="8.842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7" draw:style-name="gr3" svg:width="1.893cm" svg:height="1.895cm" svg:x="7.541cm" svg:y="8.842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8" draw:style-name="gr3" svg:width="1.893cm" svg:height="1.895cm" svg:x="7.541cm" svg:y="6.948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9" draw:style-name="gr3" svg:width="1.893cm" svg:height="1.895cm" svg:x="9.433cm" svg:y="6.948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20" draw:style-name="gr3" svg:width="1.893cm" svg:height="1.895cm" svg:x="11.326cm" svg:y="6.948cm">
        <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2" draw:z-index="22" draw:style-name="gr4" draw:text-style-name="P80" svg:width="21.002cm" svg:height="2.001cm" svg:x="0cm" svg:y="27.7cm">
        <text:p/>
      </draw:rect>
      <draw:rect text:anchor-type="page" text:anchor-page-number="2" draw:z-index="23" draw:style-name="gr2" draw:text-style-name="P80" svg:width="21.002cm" svg:height="2.001cm" svg:x="0cm" svg:y="0cm">
        <text:p/>
      </draw:rect>
      <draw:rect text:anchor-type="page" text:anchor-page-number="3" draw:z-index="24" draw:style-name="gr4" draw:text-style-name="P80" svg:width="21.002cm" svg:height="2.001cm" svg:x="0cm" svg:y="27.7cm">
        <text:p/>
      </draw:rect>
      <draw:rect text:anchor-type="page" text:anchor-page-number="3" draw:z-index="25" draw:style-name="gr2" draw:text-style-name="P80" svg:width="21.002cm" svg:height="2.001cm" svg:x="0cm" svg:y="0cm">
        <text:p/>
      </draw:rect>
      <draw:rect text:anchor-type="page" text:anchor-page-number="4" draw:z-index="26" draw:style-name="gr4" draw:text-style-name="P80" svg:width="21.002cm" svg:height="2.001cm" svg:x="0cm" svg:y="27.7cm">
        <text:p/>
      </draw:rect>
      <draw:rect text:anchor-type="page" text:anchor-page-number="4" draw:z-index="27" draw:style-name="gr2" draw:text-style-name="P80" svg:width="21.002cm" svg:height="2.001cm" svg:x="0cm" svg:y="0cm">
        <text:p/>
      </draw:rect>
      <draw:rect text:anchor-type="page" text:anchor-page-number="5" draw:z-index="28" draw:style-name="gr4" draw:text-style-name="P80" svg:width="21.002cm" svg:height="2.001cm" svg:x="0cm" svg:y="27.7cm">
        <text:p/>
      </draw:rect>
      <draw:rect text:anchor-type="page" text:anchor-page-number="5" draw:z-index="29" draw:style-name="gr2" draw:text-style-name="P80" svg:width="21.002cm" svg:height="2.001cm" svg:x="0cm" svg:y="0cm">
        <text:p/>
      </draw:rect>
      <text:p text:style-name="P1"/>
      <text:p text:style-name="P4">Franck CARON<text:tab/><text:tab/><text:tab/><text:tab/><text:tab/><text:tab/><text:tab/><text:tab/><text:tab/><text:tab/> <text:s text:c="5"/></text:p>
      <text:p text:style-name="P73">M1GIL</text:p>
      <text:p text:style-name="P2"/>
      <text:p text:style-name="P2"/>
      <text:p text:style-name="P2"><draw:frame text:anchor-type="paragraph" draw:z-index="21" draw:style-name="gr5" draw:text-style-name="P79" svg:width="21.002cm" svg:height="2.631cm" svg:x="-2.002cm" svg:y="1.12cm"><draw:text-box><text:p text:style-name="P80"><text:span text:style-name="T48">Mini-Projet </text:span></text:p><text:p text:style-name="P80"><text:span text:style-name="T48">Apprentissage Automatique</text:span></text:p></draw:text-box></draw:frame></text:p>
      <text:p text:style-name="P2"/>
      <text:p text:style-name="P3"/>
      <text:p text:style-name="P3"/>
      <text:p text:style-name="P3"/>
      <text:p text:style-name="P3"/>
      <text:p text:style-name="P5"/>
      <text:p text:style-name="P54"/>
      <text:p text:style-name="P6">Réponses aux questions</text:p>
      <text:p text:style-name="P6"/>
      <text:p text:style-name="P45">Les bases et le mode simple</text:p>
      <text:p text:style-name="P7"><text:tab/><text:span text:style-name="T12">Q] L’ordinateur peut faire des erreurs évidentes lors du dernier tour. A l’aide du code, expliquez pourquoi.</text:span></text:p>
      <text:p text:style-name="P7"/>
      <text:p text:style-name="P21"><text:span text:style-name="T11">D</text:span><text:span text:style-name="T13">ans le code </text:span><text:span text:style-name="T11">:</text:span> En mode « easy », un tour du jeu par l'ordinateur (CPU) est réalisé par la méthode <text:span text:style-name="T30">playEasy </text:span>de la classe<text:span text:style-name="T30"> CPUPlayer</text:span>. Le corps de cette méthode montre qu'elle ne fait que réaliser un appel à la méthode<text:span text:style-name="T30"> playRandom</text:span>, <text:span text:style-name="T26">donnant un nombre quelconque de coups à jouer.</text:span></text:p>
      <text:p text:style-name="P26">La probabilité de choix étant uniforme (1/nb de possibilités)</text:p>
      <text:p text:style-name="P7"/>
      <text:p text:style-name="P37">Explication :</text:p>
      <text:p text:style-name="P8"><text:tab/><text:span text:style-name="T27">Défini en mode de jeu "easy", a décision de jeu du CPU est alors prise de façon purement aléatoire, et ne suit donc aucune logique, notamment celle qui permettrait de se placer dans une position gagnante.</text:span></text:p>
      <text:p text:style-name="P20"><text:tab/>De ce fait, il se peut que lors de tours où le CPU peut se placer en position de victoire, e<text:span text:style-name="T24">n </text:span>ne laiss<text:span text:style-name="T24">ant</text:span> qu'un <text:span text:style-name="T24">bâton</text:span> lors de l'avant-dernier tour, ce dernier <text:span text:style-name="T25">peut</text:span> <text:span text:style-name="T28">en laisser</text:span> un nombre différent, laissant ainsi la victoire au joueur adverse.</text:p>
      <text:p text:style-name="P20"/>
      <text:p text:style-name="P20"/>
      <text:p text:style-name="P20"/>
      <text:p text:style-name="P46">Mode intermédiaire</text:p>
      <text:p text:style-name="P10"><text:tab/><text:span text:style-name="T12">Q] </text:span><text:span text:style-name="T14">Est-ce de l’apprentissage ? Expliquez.</text:span></text:p>
      <text:p text:style-name="P9"/>
      <text:p text:style-name="P22"><text:span text:style-name="T11">D</text:span><text:span text:style-name="T13">ans le code </text:span><text:span text:style-name="T11">:</text:span> <text:span text:style-name="T29">On fixe un traitement particulier de l'IA intermédiaire via la méthode </text:span><text:span text:style-name="T31">playMedium</text:span><text:span text:style-name="T34"> </text:span><text:span text:style-name="T35">de la classe</text:span><text:span text:style-name="T32"> CPUPlayer</text:span><text:span text:style-name="T29">. Dans le cas, où le nombre de bâtons restants est entre 2 et 4. On renvoie alors l'entier (nb de bâtons restant) – 1, laissant ainsi un bâton au joueur adverse.</text:span></text:p>
      <text:p text:style-name="P9"/>
      <text:p text:style-name="P38">Explication :</text:p>
      <text:p text:style-name="P9"><text:tab/><text:span text:style-name="T36">Par rapport à son implémentation, le comportement de l'IA intermédiaire se rapproche d'un apprentissage par explication. L'algorithme utilisé pour l'explication serait alors :</text:span></text:p>
      <text:p text:style-name="P9"/>
      <text:p text:style-name="P28">JEU_INTERMEDIAIRE(n : entier) =</text:p>
      <text:p text:style-name="P28"><text:tab/>SI 2 ≤ <text:s/>n ≤ <text:s/>4 ALORS</text:p>
      <text:p text:style-name="P28"><text:tab/><text:tab/>RENVOYER n – 1</text:p>
      <text:p text:style-name="P28"><text:tab/>SINON</text:p>
      <text:p text:style-name="P28"><text:tab/><text:tab/>RENVOYER <text:span text:style-name="T37">JEU_ALEATOIRE(n)</text:span></text:p>
      <text:p text:style-name="P28"><text:tab/>FSI</text:p>
      <text:p text:style-name="P28">FIN</text:p>
      <text:p text:style-name="P28"/>
      <text:p text:style-name="P29">Cet algorithme est simpliste, et ne donne une réponse déterministe qu'à 3 cas sur les 15 disponibles, mais définit en soi un premier algorithme pour donner une bonne stratégie au CPU.</text:p>
      <text:p text:style-name="P52"/>
      <text:p text:style-name="P47">Apprentissage</text:p>
      <text:p text:style-name="P14"><text:tab/><text:span text:style-name="T12">Q] </text:span><text:span text:style-name="T19">N</text:span><text:span text:style-name="T18">ous allons maintenant laisser l’ordinateur jouer contre lui-même en mode "hard". </text:span><text:span text:style-name="T17">Comment s’appelle cette méthode et pourquoi l’utilise-t-on ?</text:span></text:p>
      <text:p text:style-name="P13"/>
      <text:p text:style-name="P39">Explication :</text:p>
      <text:p text:style-name="P49"><text:span text:style-name="T1"><text:tab/></text:span><text:span text:style-name="T2">La méthode utilisée est l'apprentissage par renforcement, elle est </text:span><text:span text:style-name="T3">employée</text:span><text:span text:style-name="T2"> afin de renforcer le réseaux de neurones sur l'étendue des différents cas possibles. </text:span></text:p>
      <text:p text:style-name="P49"><text:span text:style-name="T4"><text:tab/>Son </text:span><text:span text:style-name="T2">objectif est de pouvoir rencontrer le maximum de cas distincts, afin de pouvoir récompenser les bonnes actions du CPU, sur tel et tel cas, lui permettant </text:span><text:span text:style-name="T5">d'étoffer sa</text:span><text:span text:style-name="T2"> couverture des coups gagnants possibles.</text:span></text:p>
      <text:p text:style-name="P13"/>
      <text:p text:style-name="P13"/>
      <text:p text:style-name="P13"/>
      <text:p text:style-name="P17"><text:span text:style-name="T23"><text:tab/></text:span><text:span text:style-name="T12">Q] </text:span><text:span text:style-name="T15">En laissant l’ordinateur jouer contre lui-même, que constatez-vous à la fin de N parties ? </text:span><text:span text:style-name="T20">Expliquez la différence de scores entre les 2 joueurs.</text:span></text:p>
      <text:p text:style-name="P11"/>
      <text:p text:style-name="P23"><text:span text:style-name="T16">Résultats de jeux</text:span><text:span text:style-name="T13"> </text:span><text:span text:style-name="T11">:</text:span> </text:p>
      <text:p text:style-name="P30">En faisant jouer les deux joueurs CPU sur <text:span text:style-name="T42">plusieurs</text:span> sessions de 10000 parties, voici les différents résultats obtenus :</text:p>
      <text:p text:style-name="P3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0">N°</text:p>
          </table:table-cell>
          <table:table-cell table:style-name="Table1.A1" office:value-type="string">
            <text:p text:style-name="P68"><text:span text:style-name="T43">Victoires du </text:span>Joueur 1</text:p>
          </table:table-cell>
          <table:table-cell table:style-name="Table1.C1" office:value-type="string">
            <text:p text:style-name="P69"><text:span text:style-name="T43">Victoires du </text:span>Joueur 2</text:p>
          </table:table-cell>
        </table:table-row>
        <table:table-row>
          <table:table-cell table:style-name="Table1.A7" office:value-type="string">
            <text:p text:style-name="P62">1</text:p>
          </table:table-cell>
          <table:table-cell table:style-name="Table1.B2" office:value-type="string">
            <text:p text:style-name="P57">5859</text:p>
          </table:table-cell>
          <table:table-cell table:style-name="Table1.C2" office:value-type="string">
            <text:p text:style-name="P57">4141</text:p>
          </table:table-cell>
        </table:table-row>
        <table:table-row>
          <table:table-cell table:style-name="Table1.A7" office:value-type="string">
            <text:p text:style-name="P62">2</text:p>
          </table:table-cell>
          <table:table-cell table:style-name="Table1.B3" office:value-type="string">
            <text:p text:style-name="P58">6582</text:p>
          </table:table-cell>
          <table:table-cell table:style-name="Table1.C3" office:value-type="string">
            <text:p text:style-name="P58">3418</text:p>
          </table:table-cell>
        </table:table-row>
        <table:table-row>
          <table:table-cell table:style-name="Table1.A7" office:value-type="string">
            <text:p text:style-name="P62">3</text:p>
          </table:table-cell>
          <table:table-cell table:style-name="Table1.B4" office:value-type="string">
            <text:p text:style-name="P59">9146</text:p>
          </table:table-cell>
          <table:table-cell table:style-name="Table1.C4" office:value-type="string">
            <text:p text:style-name="P56">8<text:span text:style-name="T39">54</text:span></text:p>
          </table:table-cell>
        </table:table-row>
        <table:table-row>
          <table:table-cell table:style-name="Table1.A7" office:value-type="string">
            <text:p text:style-name="P62">4</text:p>
          </table:table-cell>
          <table:table-cell table:style-name="Table1.B5" office:value-type="string">
            <text:p text:style-name="P60">9011</text:p>
          </table:table-cell>
          <table:table-cell table:style-name="Table1.C5" office:value-type="string">
            <text:p text:style-name="P60">989</text:p>
          </table:table-cell>
        </table:table-row>
        <table:table-row>
          <table:table-cell table:style-name="Table1.A7" office:value-type="string">
            <text:p text:style-name="P62">5</text:p>
          </table:table-cell>
          <table:table-cell table:style-name="Table1.B6" office:value-type="string">
            <text:p text:style-name="P60">9585</text:p>
          </table:table-cell>
          <table:table-cell table:style-name="Table1.C6" office:value-type="string">
            <text:p text:style-name="P60">415</text:p>
          </table:table-cell>
        </table:table-row>
        <table:table-row>
          <table:table-cell table:style-name="Table1.A7" office:value-type="string">
            <text:p text:style-name="P62">6</text:p>
          </table:table-cell>
          <table:table-cell table:style-name="Table1.B7" office:value-type="string">
            <text:p text:style-name="P60">7214</text:p>
          </table:table-cell>
          <table:table-cell table:style-name="Table1.C7" office:value-type="string">
            <text:p text:style-name="P60">2786</text:p>
          </table:table-cell>
        </table:table-row>
        <table:table-row>
          <table:table-cell table:style-name="Table1.A8" office:value-type="string">
            <text:p text:style-name="P62">7</text:p>
          </table:table-cell>
          <table:table-cell table:style-name="Table1.B8" office:value-type="string">
            <text:p text:style-name="P61">8935</text:p>
          </table:table-cell>
          <table:table-cell table:style-name="Table1.C8" office:value-type="string">
            <text:p text:style-name="P61">1065</text:p>
          </table:table-cell>
        </table:table-row>
      </table:table>
      <text:p text:style-name="P43"/>
      <text:p text:style-name="P11"><text:tab/><text:span text:style-name="T40">On constate que le joueur 1 dispose d'une position dominante vis-à-vis du joueur 2, ce qui implique que commencer la partie de jeu de bâtons est plus avantageux pour obtenir la victoire.</text:span></text:p>
      <text:p text:style-name="P31">Par ailleurs, en affichant les résultats par la méthode <text:span text:style-name="T30">printAllConnections</text:span><text:span text:style-name="T33">, o</text:span>n constate que le réseau de neurones du CPU1, possède des valeurs <text:s/>(connections neurales) bien plus élevées que celles du CPU2.</text:p>
      <text:p text:style-name="P11"/>
      <text:p text:style-name="P42"><text:span text:style-name="T38">Interprétation</text:span> :</text:p>
      <text:p text:style-name="P12"><text:tab/><text:span text:style-name="T41">Cependant, on peut constater que le ratio Victoires J2/Victoires J1 et soit très faible (ratio ≤ 0.10 dans la plupart des cas ci-dessus, soit plus élevé (0.3 ≤ ratio ≤ 0.4). Les valeurs intermédiaires apparaissent beaucoup moins fréquemment.</text:span></text:p>
      <text:p text:style-name="P32"><text:tab/>Cela implique que les premières parties doivent être déterminantes dans l'apprentissage, au sens où, les victoires permettent de forger un modèle plus robuste que le modèle adverse, et permet ainsi de remporter plus de parties.<text:line-break/><text:line-break/><text:tab/>C'est ce cercle vertueux, doublé de la position avantageuse du CPU1, qui explique son nombre de victoires écrasant vis-à-vis du CPU2 (cas 3,4,5,7). Cela explique également le nombre réduit de défaites du joueur 2 dans les cas 1, 2 et 6 : Le CPU2 a du gagner les premiers matchs, compensant ainsi sa position désavantageuse, par un apprentissage plus efficace.</text:p>
      <text:p text:style-name="P55"/>
      <text:p text:style-name="P16"><text:tab/><text:span text:style-name="T12">Q] </text:span><text:span text:style-name="T20">Refaire ces observations pour les autres modes</text:span></text:p>
      <text:p text:style-name="P15"/>
      <text:p text:style-name="P24"><text:span text:style-name="T16">Résultats de jeux</text:span><text:span text:style-name="T13"> </text:span><text:span text:style-name="T11">:</text:span> <text:s/><text:span text:style-name="T38">En faisant jouer les deux joueurs CPU sur plusieurs sessions de 10000 parties, , avec cet fois-ci des difficultés différentes, voici les différents résultats obtenus :</text:span></text:p>
      <text:p text:style-name="P27"/>
      <table:table table:name="Table2" table:style-name="Table2">
        <table:table-column table:style-name="Table2.A" table:number-columns-repeated="3"/>
        <table:table-column table:style-name="Table2.D"/>
        <table:table-row>
          <table:table-cell table:style-name="Table2.A1" office:value-type="string">
            <text:p text:style-name="P72"><text:span text:style-name="T44">Joueur 1</text:span>/ <text:span text:style-name="T44">Joueur 2</text:span></text:p>
          </table:table-cell>
          <table:table-cell table:style-name="Table2.A1" office:value-type="string">
            <text:p text:style-name="P71">EASY</text:p>
          </table:table-cell>
          <table:table-cell table:style-name="Table2.A1" office:value-type="string">
            <text:p text:style-name="P71">MEDIUM</text:p>
          </table:table-cell>
          <table:table-cell table:style-name="Table2.D1" office:value-type="string">
            <text:p text:style-name="P71">HARD</text:p>
          </table:table-cell>
        </table:table-row>
        <table:table-row>
          <table:table-cell table:style-name="Table2.A2" office:value-type="string">
            <text:p text:style-name="P71">EASY</text:p>
          </table:table-cell>
          <table:table-cell table:style-name="Table2.C4" office:value-type="string">
            <text:p text:style-name="P63">4957/5053</text:p>
          </table:table-cell>
          <table:table-cell table:style-name="Table2.C4" office:value-type="string">
            <text:p text:style-name="P63">562/9438</text:p>
          </table:table-cell>
          <table:table-cell table:style-name="Table2.D4" office:value-type="string">
            <text:p text:style-name="P64">89/9911</text:p>
          </table:table-cell>
        </table:table-row>
        <table:table-row>
          <table:table-cell table:style-name="Table2.A2" office:value-type="string">
            <text:p text:style-name="P71">MEDIUM</text:p>
          </table:table-cell>
          <table:table-cell table:style-name="Table2.C4" office:value-type="string">
            <text:p text:style-name="P65">9469/531</text:p>
          </table:table-cell>
          <table:table-cell table:style-name="Table2.C4" office:value-type="string">
            <text:p text:style-name="P66">5057/4943</text:p>
          </table:table-cell>
          <table:table-cell table:style-name="Table2.D4" office:value-type="string">
            <text:p text:style-name="P66">802/9198</text:p>
          </table:table-cell>
        </table:table-row>
        <table:table-row>
          <table:table-cell table:style-name="Table2.A2" office:value-type="string">
            <text:p text:style-name="P71">HARD</text:p>
          </table:table-cell>
          <table:table-cell table:style-name="Table2.C4" office:value-type="string">
            <text:p text:style-name="P66">9383/617</text:p>
          </table:table-cell>
          <table:table-cell table:style-name="Table2.C4" office:value-type="string">
            <text:p text:style-name="P67">9927/73</text:p>
          </table:table-cell>
          <table:table-cell table:style-name="Table2.D4" office:value-type="string">
            <text:p text:style-name="P67">8139/1861</text:p>
          </table:table-cell>
        </table:table-row>
      </table:table>
      <text:p text:style-name="P27"/>
      <text:p text:style-name="P15"/>
      <text:p text:style-name="P40">Explication :</text:p>
      <text:p text:style-name="P25"><text:tab/><text:span text:style-name="T45">Pour les IA facile et intermédiaire, leur comportement aléatoire est clairement mis en évidence par les résultats EASY/EASY et MEDIUM/MEDIUM, où le nombre de victoires est quasiment égal au nombre de défaites pour chaque joueur.</text:span></text:p>
      <text:p text:style-name="P25"><text:tab/><text:span text:style-name="T46">A noter que l'avantage de la gestion du dernier tour permet à l'IA intermédiaire de battre l'IA facile en terme de nombre de victoires totales.</text:span></text:p>
      <text:p text:style-name="P40"/>
      <text:p text:style-name="P33">Ce jeu de données confirme également les interprétations précédentes :</text:p>
      <text:list xml:id="list6206854511093270817" text:style-name="L3">
        <text:list-item>
          <text:p text:style-name="P74">La position du joueur 1 est plus avantageuse pour un joueur disposant d'une logique de jeu (cf HARD).</text:p>
        </text:list-item>
        <text:list-item>
          <text:p text:style-name="P75">Des victoires sur les premières parties permettent à l'IA difficile de devenir plus forte d'emblée : Cela se voit sur les matchs HARD/EASY, et HARD∕MEDIUM, le second cas se termine avec moins de victoires pour le CPU1 que dans le premier cas, <text:span text:style-name="T47">alors qu'il s'agissait d'un match plus simple à priori. </text:span></text:p>
          <text:p text:style-name="P76">Cela vient du fait que le modèle de l'IA difficile est aléatoire jusqu'à ce que le réseau de neurones soit correctement formé. L'IA facile a du remporter les premiers matchs retardant la croissance de l'IA difficile.</text:p>
        </text:list-item>
      </text:list>
      <text:p text:style-name="P34"/>
      <text:p text:style-name="P34"/>
      <text:p text:style-name="P34"/>
      <text:p text:style-name="P48"/>
      <text:p text:style-name="P53"/>
      <text:p text:style-name="P48">Jeu Final</text:p>
      <text:p text:style-name="P19"><text:tab/><text:span text:style-name="T12">Q] </text:span><text:span text:style-name="T21">Jouez en mode "hard" en se plaçant "Joueur 2" (joueur qui ne commence pas). </text:span></text:p>
      <text:p text:style-name="P44">Est-ce possible de gagner ? Expliquer pourquoi.</text:p>
      <text:p text:style-name="P19"/>
      <text:p text:style-name="P35"><text:span text:style-name="T21">O</text:span><text:span text:style-name="T11">bservations </text:span><text:span text:style-name="T22">préalables</text:span><text:span text:style-name="T11"> :</text:span></text:p>
      <text:list xml:id="list8966679464866022493" text:style-name="L4">
        <text:list-item>
          <text:p text:style-name="P77">Aucune victoire n'a pu être réalisée contre l'IA en laissant la première place.</text:p>
        </text:list-item>
        <text:list-item>
          <text:p text:style-name="P78">Au premier tour, l'IA retire systématiquement 2 bâtons, laissant le joueur avec 13 bâtons.</text:p>
        </text:list-item>
        <text:list-item>
          <text:p text:style-name="P78">A chaque tour joué par l'utilisateur, le CPU s'arrange pour que le nombre de bâtons retiré sur les 2 derniers tours soient de 4 : Il jouera 3, quand vous jouez 1, etc.</text:p>
        </text:list-item>
      </text:list>
      <text:p text:style-name="P35"><text:tab/></text:p>
      <text:p text:style-name="P18"/>
      <text:p text:style-name="P41">Explication :</text:p>
      <text:p text:style-name="P51"><text:span text:style-name="T1"><text:tab/></text:span><text:span text:style-name="T6">Il existe une méthode pour gagner à tous les coups au jeu du bâtons.</text:span></text:p>
      <text:p text:style-name="P36"/>
      <text:p text:style-name="P36"><text:tab/>Pour cela, il faut faire en sorte que le nombre de bâtons au tour de l'adversaire s'exprime sous la forme 4n + 1 (n entier). Ensuite, on utilise le fait qu'en connaissant le nombre de bâtons de l'adversaire, on peut adapter son coup pour que le nombre de bâtons joués sur ces deux tours soit de 4 (1 + 3, 2 + 2, 3 + 1).</text:p>
      <text:p text:style-name="P50"><text:span text:style-name="T6"><text:tab/>De cette manière, l'adversaire aura alors à jouer à son prochain tour, avec un nombre restant de 4(n – 1) + 1 bâtons. </text:span><text:span text:style-name="T7">Ainsi, en itérant le processus (telle une propriété vérifiée par récurrence), l'adversaire se retrouvera à l'un de ses tours avec 4 * 0 + 1 = 1 bâton, le mettant irrémédiablement en position de défaite.</text:span></text:p>
      <text:p text:style-name="P50"/>
      <text:p text:style-name="P50"><text:span text:style-name="T7"><text:tab/></text:span><text:span text:style-name="T8">Au vu des observations, il s'agit de la technique qu</text:span><text:span text:style-name="T9">e</text:span><text:span text:style-name="T8"> le CPU </text:span><text:span text:style-name="T9">semble avoir assimilé </text:span><text:span text:style-name="T8">: Il place le joueur dans ses conditions en le laissant avec 13 bâtons (= 4* 3 + 1), et agit de telle sorte à suivre le principe expliqué ci-dessus. Il est alors impossible pour le joueur de gagner face à l'IA </text:span><text:span text:style-name="T10">dans ces condi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1T19:55:17.959266266</meta:creation-date>
    <dc:date>2017-05-05T20:32:30.090390776</dc:date>
    <meta:editing-duration>PT2H30M13S</meta:editing-duration>
    <meta:editing-cycles>148</meta:editing-cycles>
    <meta:generator>LibreOffice/4.2.8.2$Linux_X86_64 LibreOffice_project/420m0$Build-2</meta:generator>
    <meta:document-statistic meta:table-count="2" meta:image-count="0" meta:object-count="0" meta:page-count="5" meta:paragraph-count="98" meta:word-count="1186" meta:character-count="6953" meta:non-whitespace-character-count="5813"/>
  </office:meta>
</office:document-meta>
</file>